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NO MUNDO MAS NÃO DO MUNDO</text:p>
      <text:p text:style-name="Author">W. J. PROST</text:p>
      <text:p text:style-name="Date">2017-07-21T17:00:00+09:00</text:p>
      <text:h text:style-name="Heading_20_1" text:outline-level="1">NOSSA LUTA</text:h>
      <text:p text:style-name="First_20_paragraph">Deus ainda não está julgando as nações, e nem ainda introduzindo um governo justo na Terra sob a direção do "Seu Ungido". Não; pelo contrário, em soberana graça e bondade, Ele está salvando pecadores dentre as nações antes que caia o juízo. Portanto, nós que somos santos com uma vocação celestial totalmente acima e fora deste mundo, não devemos nos preocupar com os assuntos mundanos, e sim com o "reino de Deus, e... as coisas pertencentes ao Senhor Jesus Cristo" (<text:a xlink:type="simple" xlink:href="http://bibliaonline.com.br/acf/atos/28/31" office:name=""><text:span text:style-name="Definition">Atos 28:31</text:span></text:a>). "...que o caco de barro contenda com os cacos de barro da Terra" (<text:a xlink:type="simple" xlink:href="http://bibliaonline.com.br/acf/is/45/9" office:name=""><text:span text:style-name="Definition">Isaías 45:9</text:span></text:a> - Trad. King James).</text:p>
      <text:p text:style-name="Text_20_body">Ló participava nos negócios da culpada Sodoma; ele sentava-se como juiz à porta da cidade. O que aconteceu a ele? Quando os quatro reis fizeram guerra contra cinco, Ló, sua família e todos os seus bens tornaram-se parte do espólio de guerra. É bem verdade que seu tio Abraão, um homem separado (de Sodoma) o resgatou, mas Ló nunca exibiu um caráter de peregrino, que era o apropriado para um santo de Deus naqueles dias. O mundo tinha um poder vitorioso sobre sua alma; ele voltou a se estabelecer em Sodoma e ali afligiu sua alma justa até o exato dia da terrível ruína da cidade. Querido santo de Deus: CUIDADO!</text:p>
      <text:p text:style-name="Text_20_body">Nossa luta continua sem tréguas. Não existe licença. O diabo e seus exércitos bem organizados não se entregaram. A única luta que Deus reconhece como a luta dos cristãos ("irmãos santos" com uma "vocação celestial") não somente não terminou, como está crescendo em intensidade à medida em que esgota-se o tempo para o diabo.</text:p>
      <text:p text:style-name="Text_20_body">"No demais, irmãos meus, fortalecei-vos no Senhor e na força do Seu poder. Revesti-vos de toda a armadura de Deus, para que possais estar firmes contra as astutas ciladas do diabo. Porque não temos que lutar contra a carne e o sangue, mas sim contra os principados, contra as potestades, contra os príncipes das trevas deste século, contra as hostes espirituais da maldade, nos lugares celestiais. Portanto tomai toda a armadura de Deus, para que possais resistir no dia mau, e, havendo feito tudo, ficar firmes." <text:a xlink:type="simple" xlink:href="http://bibliaonline.com.br/acf/ef/6/10-13" office:name=""><text:span text:style-name="Definition">Efésios 6:10-13</text:span></text:a>.</text:p>
      <text:p text:style-name="Text_20_body">Transcrevo um trecho de uma carta recebida de um servo do Senhor: "O diabo está ocupado levando os corações e entendimentos cegos cada vez mais longe. Satanás continua sendo o enganador e conhece bem o seu ofício. Parece haver um número cada vez maior de demônios trabalhando em todos os lugares." A "grande casa" (<text:a xlink:type="simple" xlink:href="http://bibliaonline.com.br/acf/2tm/2/20" office:name=""><text:span text:style-name="Definition">2 Timóteo 2:20</text:span></text:a>) da cristandade está ficando cheia deles. Porventura ela não irá se degenerar na "grande Babilônia... morada de demônios, e coito de todo espírito imundo, e coito de toda ave imunda e aborrecível"? (<text:a xlink:type="simple" xlink:href="http://bibliaonline.com.br/acf/ap/18/2" office:name=""><text:span text:style-name="Definition">Apocalipse 18:2</text:span></text:a>).</text:p>
      <text:p text:style-name="Text_20_body">Desperte! amado irmão em Cristo, desperte! "Desperta, tu que dormes, e levanta-te dentre os mortos, e Cristo te esclarecerá" (<text:a xlink:type="simple" xlink:href="http://bibliaonline.com.br/acf/ef/5/14" office:name=""><text:span text:style-name="Definition">Efésios 5:14</text:span></text:a>). Oh, pense na obra que Ele executou por nós e para Sua própria glória, e naquilo que temos o privilégio de ser para Ele neste mundo! Somos poupados do juízo divino assim como os filhos de Coré (<text:a xlink:type="simple" xlink:href="http://bibliaonline.com.br/acf/nm/26/11" office:name=""><text:span text:style-name="Definition">Números 26:11</text:span></text:a>), comprados pelo sangue do próprio Filho de Deus, e feitos sacerdócio santo para oferecer sacrifícios espirituais aceitáveis a Deus por Jesus Cristo. Temos um sacerdócio real para demonstrar as excelências dAquele que nos chamou das trevas para Sua maravilhosa luz, e somos levados sobre o Seu coração em recordação contínua no sacerdócio do Sumo Sacerdote, assim como as doze pedras eram levadas no peitoral do sumo sacerdote em Israel.</text:p>
      <text:p text:style-name="Text_20_body">Por favor somos introduzidos no Amado, como Mefibosete foi levado para o seio da esfera real de Davi por amor de Jônatas - chamados a andar numa senda de rejeição neste mundo, buscando a glória de nosso Senhor Jesus Cristo. É como aqueles que compartilharam dos anos de rejeição de Davi no deserto: mais tarde eles compartilharam de toda a glória de seu reino. Somos co-herdeiros de tudo que o Pai deu a Seu Filho (assim como Rebeca teve parte em tudo o que Abraão dera a Isaque), pois "o Pai ama o Filho, e todas as coisas entregou nas suas mãos" (<text:a xlink:type="simple" xlink:href="http://bibliaonline.com.br/acf/jo/3/35" office:name=""><text:span text:style-name="Definition">João 3:35</text:span></text:a>).</text:p>
      <text:p text:style-name="Text_20_body">Somos assim levados aos mais íntimos relacionamentos de amor, ao círculo de eterno amor entre o Pai e o Filho - amados como o Filho é amado - e agora mesmo participantes daquela natureza divina que é amor. Deixados aqui por apenas alguns momentos, deveríamos representá-Lo diante de todos os homens, "irrepreensíveis e sinceros, filhos de Deus inculpáveis no meio duma geração corrompida e perversa, entre a qual resplandeceis como astros no mundo; retendo a palavra da vida" (<text:a xlink:type="simple" xlink:href="http://bibliaonline.com.br/acf/fp/2/15-16" office:name=""><text:span text:style-name="Definition">Fp 2:15-16</text:span></text:a>).</text:p>
      <text:p text:style-name="Text_20_body">Somos justificados pelo sangue de Cristo, santificados (separados para Deus) por intermédio da verdade e da toda-eficaz intercessão dAquele que Se separou a Si mesmo para nós; a glória com Cristo nas alturas é nossa porção eterna, na qual em breve entraremos. A Terra e o céu, o universo, sob os Seus (e nossos) pés, e o eterno e inefável amor, compõem a porção a nós destinada! Que pessoas convém que sejamos "em santo trato, e piedade" (2 Pd 3:11).</text:p>
      <text:p text:style-name="Text_20_body">J.H.Smi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 MUNDO MAS NÃO DO MUNDO</dc:title>
  </office:meta>
</office:document-meta>
</file>